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licanxg.github.io/examen/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11-20T19:53:14.3900000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35" meta:non-whitespace-character-count="34"/>
  </office:meta>
</office:document-meta>
</file>